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153" officeooo:paragraph-rsid="001c21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All</text:p>
      <text:p text:style-name="P1">fetch('http://localhost:8080/Studentmanagement_war_exploded/webapi/resource')</text:p>
      <text:p text:style-name="P1"><text:s text:c="8"/>.then(response =&gt; {</text:p>
      <text:p text:style-name="P1"><text:s text:c="12"/>if (!response.ok) {</text:p>
      <text:p text:style-name="P1"><text:s text:c="16"/>throw new Error('Network response was not ok');</text:p>
      <text:p text:style-name="P1"><text:s text:c="12"/>}</text:p>
      <text:p text:style-name="P1"><text:s text:c="12"/>return response.json();</text:p>
      <text:p text:style-name="P1"><text:s text:c="8"/>})</text:p>
      <text:p text:style-name="P1"><text:s text:c="8"/>.then(data =&gt; {</text:p>
      <text:p text:style-name="P1"><text:s text:c="12"/>// Process the data here</text:p>
      <text:p text:style-name="P1"><text:s text:c="12"/>console.log(data[0].name);</text:p>
      <text:p text:style-name="P1"><text:s text:c="8"/>})</text:p>
      <text:p text:style-name="P1"><text:s text:c="8"/>.catch(error =&gt; {</text:p>
      <text:p text:style-name="P1"><text:s text:c="12"/>console.error('There was a problem with the fetch operation:', error);</text:p>
      <text:p text:style-name="P1"><text:s text:c="8"/>})</text:p>
      <text:p text:style-name="P1"/>
      <text:p text:style-name="P1"/>
      <text:p text:style-name="P1">GetById</text:p>
      <text:p text:style-name="P1">fetch('http://localhost:8080/Studentmanagement_war_exploded/webapi/resource/student/id')</text:p>
      <text:p text:style-name="P1"><text:s text:c="8"/>.then(response =&gt; {</text:p>
      <text:p text:style-name="P1"><text:s text:c="12"/>if (!response.ok) {</text:p>
      <text:p text:style-name="P1"><text:s text:c="16"/>throw new Error('Network response was not ok');</text:p>
      <text:p text:style-name="P1"><text:s text:c="12"/>}</text:p>
      <text:p text:style-name="P1"><text:s text:c="12"/>return response.json();</text:p>
      <text:p text:style-name="P1"><text:s text:c="8"/>})</text:p>
      <text:p text:style-name="P1"><text:s text:c="8"/>.then(data =&gt; {</text:p>
      <text:p text:style-name="P1"><text:s text:c="12"/>// Process the data here</text:p>
      <text:p text:style-name="P1"><text:s text:c="12"/>console.log(data[0].name);</text:p>
      <text:p text:style-name="P1"><text:s text:c="8"/>})</text:p>
      <text:p text:style-name="P1"><text:s text:c="8"/>.catch(error =&gt; {</text:p>
      <text:p text:style-name="P1"><text:s text:c="12"/>console.error('There was a problem with the fetch operation:', error);</text:p>
      <text:p text:style-name="P1"><text:s text:c="8"/>})</text:p>
      <text:p text:style-name="P1"/>
      <text:p text:style-name="P1">POST</text:p>
      <text:p text:style-name="P1">const URL = "http://localhost:8080/Studentmanagement_war_exploded/webapi/resource/student"</text:p>
      <text:p text:style-name="P1">//We will probably not talk much about options this article, but here is an example one</text:p>
      <text:p text:style-name="P1">options = {</text:p>
      <text:p text:style-name="P1"><text:s text:c="4"/>method: "POST",</text:p>
      <text:p text:style-name="P1"><text:s text:c="4"/>headers: { "Content-Type": "application/json" },</text:p>
      <text:p text:style-name="P1"><text:s text:c="4"/>body: JSON.stringify({ "name": "kalees", "address": "hai" }),</text:p>
      <text:p text:style-name="P1">};</text:p>
      <text:p text:style-name="P1"/>
      <text:p text:style-name="P1">//This is the actual series of functions for a fetch request.</text:p>
      <text:p text:style-name="P1">//However, the above options and URL are just examples of possible text</text:p>
      <text:p text:style-name="P1">//This series of code would actually be inneffective in practice</text:p>
      <text:p text:style-name="P1">//so we are focusing on the structure rather than specific content.</text:p>
      <text:p text:style-name="P1">fetch( URL, options)</text:p>
      <text:p text:style-name="P1"><text:s text:c="4"/>.then((response)=&gt;(response.json()))</text:p>
      <text:p text:style-name="P1"><text:s text:c="4"/>.then(json=&gt;(console.log(json)))</text:p>
      <text:p text:style-name="P1"/>
      <text:p text:style-name="P1">PUT</text:p>
      <text:p text:style-name="P1">const URL = "http://localhost:8080/Studentmanagement_war_exploded/webapi/resource/student"</text:p>
      <text:p text:style-name="P1"><text:soft-page-break/>//We will probably not talk much about options this article, but here is an example one</text:p>
      <text:p text:style-name="P1">options = {</text:p>
      <text:p text:style-name="P1"><text:s text:c="4"/>method: "PUT",</text:p>
      <text:p text:style-name="P1"><text:s text:c="4"/>headers: { "Content-Type": "application/json" },</text:p>
      <text:p text:style-name="P1"><text:s text:c="4"/>body: JSON.stringify({ "id":2, "name": "kalees", "address": "hai" }),</text:p>
      <text:p text:style-name="P1">};</text:p>
      <text:p text:style-name="P1"/>
      <text:p text:style-name="P1">//This is the actual series of functions for a fetch request.</text:p>
      <text:p text:style-name="P1">//However, the above options and URL are just examples of possible text</text:p>
      <text:p text:style-name="P1">//This series of code would actually be inneffective in practice</text:p>
      <text:p text:style-name="P1">//so we are focusing on the structure rather than specific content.</text:p>
      <text:p text:style-name="P1">fetch( URL, options)</text:p>
      <text:p text:style-name="P1"><text:s text:c="4"/>.then((response)=&gt;(response.json()))</text:p>
      <text:p text:style-name="P1"><text:s text:c="4"/>.then(json=&gt;(console.log(json)))</text:p>
      <text:p text:style-name="P1"/>
      <text:p text:style-name="P1">DELETE</text:p>
      <text:p text:style-name="P1">const URL = "http://localhost:8080/Studentmanagement_war_exploded/webapi/resource/student/1"</text:p>
      <text:p text:style-name="P1">//We will probably not talk much about options this article, but here is an example one</text:p>
      <text:p text:style-name="P1">options = {</text:p>
      <text:p text:style-name="P1"><text:s text:c="4"/>method: "DELETE",</text:p>
      <text:p text:style-name="P1">};</text:p>
      <text:p text:style-name="P1"/>
      <text:p text:style-name="P1">//This is the actual series of functions for a fetch request.</text:p>
      <text:p text:style-name="P1">//However, the above options and URL are just examples of possible text</text:p>
      <text:p text:style-name="P1">//This series of code would actually be inneffective in practice</text:p>
      <text:p text:style-name="P1">//so we are focusing on the structure rather than specific content.</text:p>
      <text:p text:style-name="P1">fetch( URL, options)</text:p>
      <text:p text:style-name="P1"><text:s text:c="4"/>.then((response)=&gt;(response.json()))</text:p>
      <text:p text:style-name="P1"><text:s text:c="4"/>.then(json=&gt;(console.log(json)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8:26:31.493491166</meta:creation-date>
    <dc:date>2024-04-04T18:29:08.386431588</dc:date>
    <meta:editing-duration>PT2M37S</meta:editing-duration>
    <meta:editing-cycles>1</meta:editing-cycles>
    <meta:document-statistic meta:table-count="0" meta:image-count="0" meta:object-count="0" meta:page-count="2" meta:paragraph-count="73" meta:word-count="337" meta:character-count="2946" meta:non-whitespace-character-count="2358"/>
    <meta:generator>LibreOffice/7.3.7.2$Linux_X86_64 LibreOffice_project/30$Build-2</meta:generator>
  </office:meta>
</office:document-meta>
</file>